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4F0000C21800007F15837BA6E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size-complex="9pt"/>
    </style:style>
    <style:style style:name="P2" style:family="paragraph" style:parent-style-name="Standard">
      <style:text-properties fo:language="none" fo:country="none" style:language-asian="none" style:country-asian="none"/>
    </style:style>
    <style:style style:name="P3" style:family="paragraph" style:parent-style-name="Standard">
      <style:paragraph-properties fo:line-height="150%">
        <style:tab-stops>
          <style:tab-stop style:position="16.983cm" style:type="right" style:leader-style="dotted" style:leader-text="."/>
        </style:tab-stops>
      </style:paragraph-properties>
      <style:text-properties fo:text-transform="uppercase" style:font-name="Times New Roman" fo:font-size="18pt" style:text-underline-style="solid" style:text-underline-width="auto" style:text-underline-color="font-color" style:font-size-asian="18pt" style:font-name-complex="Times New Roman" style:font-size-complex="14pt"/>
    </style:style>
    <style:style style:name="P4" style:family="paragraph" style:parent-style-name="Standard">
      <style:text-properties fo:language="pt" fo:country="BR"/>
    </style:style>
    <style:style style:name="P5" style:family="paragraph" style:parent-style-name="Standard">
      <style:text-properties fo:language="en" fo:country="GB"/>
    </style:style>
    <style:style style:name="P6" style:family="paragraph" style:parent-style-name="Standard" style:master-page-name="First_20_Page">
      <style:paragraph-properties style:page-number="1"/>
      <style:text-properties fo:language="none" fo:country="none" style:language-asian="none" style:country-asian="none"/>
    </style:style>
    <style:style style:name="P7" style:family="paragraph" style:parent-style-name="Heading_20_1">
      <style:paragraph-properties fo:break-before="page"/>
    </style:style>
    <style:style style:name="P8" style:family="paragraph" style:parent-style-name="Heading_20_3">
      <style:text-properties fo:language="pt" fo:country="BR"/>
    </style:style>
    <style:style style:name="P9" style:family="paragraph" style:parent-style-name="Footer">
      <style:paragraph-properties fo:margin-left="0cm" fo:margin-right="0.635cm" fo:text-indent="0cm" style:auto-text-indent="false"/>
    </style:style>
    <style:style style:name="P10" style:family="paragraph" style:parent-style-name="KU_20_navnetræk1">
      <style:text-properties fo:text-transform="uppercase" fo:language="da" fo:country="DK"/>
    </style:style>
    <style:style style:name="P11" style:family="paragraph" style:parent-style-name="KU_20_undertitel">
      <style:paragraph-properties fo:line-height="100%"/>
      <style:text-properties fo:font-size="14pt" style:font-size-asian="14pt" style:font-size-complex="14pt"/>
    </style:style>
    <style:style style:name="P12" style:family="paragraph" style:parent-style-name="KU_20_undertitel">
      <style:paragraph-properties fo:line-height="200%"/>
      <style:text-properties fo:font-size="11pt" style:font-size-asian="11pt" style:font-size-complex="14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language="pt" fo:country="BR"/>
    </style:style>
    <style:style style:name="T2" style:family="text"/>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977cm, 0cm, 26.072cm, 24.88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11.665cm, 0cm, 0cm, 24.8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4" draw:name="grafik1" text:anchor-type="char" svg:x="-0.132cm" svg:y="1.466cm" svg:width="21.214cm" svg:height="6.35cm" draw:z-index="2"><draw:image xlink:href="Pictures/2000014F0000C21800007F15837BA6EA.wmf" xlink:type="simple" xlink:show="embed" xlink:actuate="onLoad"/></draw:frame><draw:frame draw:style-name="fr1" draw:name="Ramme1" text:anchor-type="char" svg:x="-0.587cm" svg:y="1.281cm" svg:width="11.748cm" svg:height="2.223cm" draw:z-index="3"><draw:text-box><text:p text:style-name="P10">Datalogisk Institut</text:p><text:p text:style-name="P10">Københavns Universitet</text:p><text:p text:style-name="P1"/></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raw:frame draw:style-name="fr2" draw:name="Ramme2" text:anchor-type="char" svg:x="-0.637cm" svg:y="0.104cm" svg:width="18.57cm" svg:height="5.018cm" draw:z-index="4"><draw:text-box><text:p text:style-name="KU_20_titel">Automatisk segmentering af mammografier</text:p><text:p text:style-name="KU_20_undertitel"/><text:p text:style-name="P11"/></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raw:frame draw:style-name="fr5" draw:name="grafik2" text:anchor-type="char" svg:x="0cm" svg:y="11.89cm" svg:width="21.214cm" svg:height="17.822cm" draw:z-index="6"><draw:image xlink:href="Pictures/2000014F0000C21800007F15837BA6EA.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draw:frame draw:style-name="fr2" draw:name="Ramme3" text:anchor-type="char" svg:x="-0.399cm" svg:y="0.106cm" svg:width="8.019cm" svg:height="2.097cm" draw:z-index="5"><draw:text-box><text:p text:style-name="P12">Tekst / dato</text:p></draw:text-box></draw:frame></text:p>
      <text:p text:style-name="KU_20_titel">Indholdsfortegnelse</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183905987">Overskrift 1<text:tab/>3</text:a></text:p>
          <text:p text:style-name="P14"><text:a xlink:type="simple" xlink:href="#__RefHeading__3_183905987">Overskrift 2<text:tab/>3</text:a></text:p>
          <text:p text:style-name="P15"><text:a xlink:type="simple" xlink:href="#__RefHeading__5_183905987">Overskrift 3<text:tab/>3</text:a></text:p>
          <text:p text:style-name="P13"><text:a xlink:type="simple" xlink:href="#__RefHeading__7_183905987">Overskrift 1<text:tab/>3</text:a></text:p>
          <text:p text:style-name="P14"><text:a xlink:type="simple" xlink:href="#__RefHeading__9_183905987">Overskrift 2<text:tab/>3</text:a></text:p>
          <text:p text:style-name="P15"><text:a xlink:type="simple" xlink:href="#__RefHeading__11_183905987">Overskrift 3<text:tab/>3</text:a></text:p>
          <text:p text:style-name="P13"><text:a xlink:type="simple" xlink:href="#__RefHeading__13_183905987">Overskrift 1<text:tab/>3</text:a></text:p>
          <text:p text:style-name="P14"><text:a xlink:type="simple" xlink:href="#__RefHeading__15_183905987">Overskrift 2<text:tab/>3</text:a></text:p>
          <text:p text:style-name="P15"><text:a xlink:type="simple" xlink:href="#__RefHeading__17_183905987">Overskrift 3<text:tab/>3</text:a></text:p>
        </text:index-body>
      </text:table-of-content>
      <text:p text:style-name="P3"/>
      <text:p text:style-name="Standard"/>
      <text:h text:style-name="P7" text:outline-level="1"><text:bookmark text:name="__RefHeading__1_183905987"/>Overskrift 1<text:bookmark-end text:name="__RefHeading__1_183905987"/></text:h>
      <text:p text:style-name="Standard"/>
      <text:h text:style-name="Heading_20_2" text:outline-level="2"><text:bookmark text:name="__RefHeading__3_183905987"/>Overskrift 2<text:bookmark-end text:name="__RefHeading__3_183905987"/></text:h>
      <text:p text:style-name="Standard">Brødtekst: Times New Roman 12 pkt., linjeafstand: halvanden. Lore facincil ing er sismoluptat luptatue dolortie minit praesed dolobore dolorper augueraesed et at in utat. Ut lorem nis nostrud min henibh eril ulla feumsan ut amet ad magna feugiam, sequat lortions exerci blaor ating et iuscipisi bla feum zzril utpat velis dolorting eum autpat am zzril il dunt in vullummolor si.</text:p>
      <text:h text:style-name="P8" text:outline-level="3"><text:bookmark text:name="__RefHeading__5_183905987"/>Overskrift 3<text:bookmark-end text:name="__RefHeading__5_183905987"/></text:h>
      <text:p text:style-name="P4">Lore ex et et lumsan ulla accumsa digna feugait, vulputem velestrud digna feugiam illam quis ad dolese min utem inim diametu molorem zzriliscinci bla atie magna core tie magna core velenit landiat, sit verosto consed dolutat delenit luptatisl iurerci eu facilisi. Lore commodo odit ecte volore </text:p>
      <text:p text:style-name="P5"/>
      <text:p text:style-name="P5"/>
      <text:h text:style-name="Heading_20_1" text:outline-level="1"><text:bookmark text:name="__RefHeading__7_183905987"/>Overskrift 1<text:bookmark-end text:name="__RefHeading__7_183905987"/></text:h>
      <text:p text:style-name="Standard"/>
      <text:p text:style-name="Standard">Brødtekst: Times New Roman 12 pkt., linjeafstand: halvanden. Lore facincil ing er sismoluptat luptatue dolortie minit praesed dolobore dolorper augueraesed et at in utat. Ut lorem nis nostrud min henibh eril ulla feumsan ut amet ad magna feugiam, sequat lortions exerci blaor ating et iuscipisi bla feum zzril utpat velis dolorting eum autpat am zzril il dunt in vullummolor si.</text:p>
      <text:p text:style-name="Standard"/>
      <text:h text:style-name="Heading_20_2" text:outline-level="2"><text:bookmark text:name="__RefHeading__9_183905987"/>Overskrift 2<text:bookmark-end text:name="__RefHeading__9_183905987"/></text:h>
      <text:p text:style-name="Standard">Lore ex et et lumsan ulla accumsa digna feugait, vulputem velestrud digna feugiam illam quis ad dolese min utem inim diametu molorem zzriliscinci bla atie magna core tie magna core velenit landiat, sit verosto consed dolutat delenit luptatisl iurerci eu facilisi. <text:span text:style-name="T1">Lore commodo odit ecte volore eriliqu mcommodit, seniscin vullan utpat lutet voloborem digna adionulla acilit lut loborer stionse ting enim doluptatis adipit wis estie do duisl irilla consed dolore commolenibh etue magna am, suscing exeriurem in eriusto commy nos ad duisi.</text:span></text:p>
      <text:h text:style-name="P8" text:outline-level="3"><text:bookmark text:name="__RefHeading__11_183905987"/>Overskrift 3<text:bookmark-end text:name="__RefHeading__11_183905987"/></text:h>
      <text:p text:style-name="P4">Lore ex et et lumsan ulla accumsa digna feugait, vulputem velestrud digna feugiam illam quis ad dolese min utem inim diametu molorem zzriliscinci bla atie magna core tie magna core velenit landiat, sit verosto consed dolutat delenit luptatisl iurerci eu facilisi. Lore commodo odit ecte volore </text:p>
      <text:p text:style-name="Standard"><text:s/></text:p>
      <text:p text:style-name="Standard"/>
      <text:p text:style-name="Standard"/>
      <text:p text:style-name="Standard"/>
      <text:p text:style-name="Standard">***Indholdsfortegelsen bliver genereret automatisk, når du benytter disse overskrifttypografier:<text:line-break/></text:p>
      <text:h text:style-name="Heading_20_1" text:outline-level="1"><text:bookmark text:name="__RefHeading__13_183905987"/>Overskrift 1<text:bookmark-end text:name="__RefHeading__13_183905987"/></text:h>
      <text:h text:style-name="Heading_20_2" text:outline-level="2"><text:bookmark text:name="__RefHeading__15_183905987"/>Overskrift 2<text:bookmark-end text:name="__RefHeading__15_183905987"/></text:h>
      <text:h text:style-name="Heading_20_3" text:outline-level="3"><text:bookmark text:name="__RefHeading__17_183905987"/>Overskrift 3<text:bookmark-end text:name="__RefHeading__17_183905987"/></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da" fo:country="DK"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a" fo:country="DK"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color="#000000" style:font-name="Arial" fo:font-size="18pt" fo:font-weight="bold" style:font-size-asian="18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0pt" fo:font-weight="bold" style:font-size-asian="10pt" style:font-weight-asian="bold" style:font-name-complex="Arial" style:font-size-complex="13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KU_20_navnetræk1" style:display-name="KU navnetræk1" style:family="paragraph" style:parent-style-name="Standard">
      <style:paragraph-properties fo:line-height="0.494cm"/>
      <style:text-properties style:font-name="Times" fo:font-size="11pt" fo:letter-spacing="0.074cm" fo:language="en" fo:country="US" style:font-size-asian="11pt" style:font-name-complex="Arial" style:font-size-complex="11pt"/>
    </style:style>
    <style:style style:name="KU_20_navnetræk2" style:display-name="KU navnetræk2" style:family="paragraph" style:parent-style-name="Standard">
      <style:paragraph-properties fo:line-height="0.494cm"/>
      <style:text-properties style:font-name="Times" fo:font-size="8pt" fo:letter-spacing="0.049cm" fo:language="en" fo:country="US" style:font-size-asian="8pt" style:font-name-complex="Arial" style:font-size-complex="8pt"/>
    </style:style>
    <style:style style:name="KU_20_titel" style:display-name="KU titel" style:family="paragraph" style:parent-style-name="Standard">
      <style:paragraph-properties fo:line-height="0.988cm"/>
      <style:text-properties style:font-name="Arial" fo:font-size="24pt" fo:letter-spacing="0.021cm" fo:font-weight="bold" style:font-size-asian="24pt" style:font-weight-asian="bold" style:font-name-complex="Arial" style:font-size-complex="25.5pt"/>
    </style:style>
    <style:style style:name="KU_20_undertitel" style:display-name="KU undertitel" style:family="paragraph" style:parent-style-name="Standard">
      <style:paragraph-properties fo:line-height="0.988cm"/>
      <style:text-properties style:font-name="Arial" fo:font-size="18pt" fo:letter-spacing="0.025cm" style:font-size-asian="18pt" style:font-name-complex="Arial" style:font-size-complex="20pt"/>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size="12pt" fo:language="da" fo:country="DK" style:font-name-asian="Arial" style:font-size-asian="12pt" style:font-name-complex="Times New Roman" style:font-size-complex="12pt" style:language-complex="ar" style:country-complex="SA"/>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text-properties fo:font-size="10pt" fo:font-weight="bold" style:font-size-asian="10pt"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Standardskrifttype_20_i_20_afsnit" style:display-name="Standardskrifttype i afsnit" style:family="text"/>
    <style:style style:name="Internet_20_link" style:display-name="Internet link" style:family="text" style:parent-style-name="Standardskrifttype_20_i_20_afsnit">
      <style:text-properties fo:color="#0000ff" style:text-underline-style="solid" style:text-underline-width="auto" style:text-underline-color="font-color"/>
    </style:style>
    <style:style style:name="Page_20_Number" style:display-name="Page Number" style:family="text" style:parent-style-name="Standardskrifttype_20_i_20_afsni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3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52cm" fo:margin-top="1.653cm" style:dynamic-spacing="true"/>
      </style:footer-style>
    </style:page-layout>
    <style:page-layout style:name="Mpm2">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Ramme4" text:anchor-type="paragraph" svg:y="0.002cm" fo:min-width="0cm" draw:z-index="1"><draw:text-box fo:min-height="0.37cm"><text:p text:style-name="Footer"><text:span text:style-name="Page_20_Number"><text:page-number text:select-page="current">3</text:page-number></text:span></text:p></draw:text-box></draw:frame></text:p>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nstall</meta:initial-creator>
    <meta:creation-date>2011-10-18T10:59:00</meta:creation-date>
    <dc:creator>Malte Stær Nissen</dc:creator>
    <dc:date>2012-03-06T13:48:40.63</dc:date>
    <meta:print-date>2010-11-19T15:05:00</meta:print-date>
    <meta:editing-cycles>2</meta:editing-cycles>
    <meta:editing-duration>P15824DT17H31M44S</meta:editing-duration>
    <meta:document-statistic meta:table-count="0" meta:image-count="2" meta:object-count="0" meta:page-count="3" meta:paragraph-count="31" meta:word-count="361" meta:character-count="2325"/>
    <meta:generator>OpenOffice.org/3.3$Win32 OpenOffice.org_project/330m20$Build-9567</meta:generator>
  </office:meta>
</office:document-meta>
</file>